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ebf8" officeooo:paragraph-rsid="000eebf8"/>
    </style:style>
    <style:style style:name="P2" style:family="paragraph" style:parent-style-name="Standard">
      <style:text-properties officeooo:rsid="000f1277" officeooo:paragraph-rsid="000f1277"/>
    </style:style>
    <style:style style:name="P3" style:family="paragraph" style:parent-style-name="Standard">
      <style:text-properties officeooo:rsid="000fcef4" officeooo:paragraph-rsid="000fcef4"/>
    </style:style>
    <style:style style:name="T1" style:family="text">
      <style:text-properties officeooo:rsid="000eeb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 <text:s text:c="2"/></text:span>mv new1.txt new2.txt</text:p>
      <text:p text:style-name="Standard"><text:span text:style-name="T1">2. <text:s text:c="2"/></text:span>/Desktop/sneha/network/net$ mv work network</text:p>
      <text:p text:style-name="Standard"><text:span text:style-name="T1">3. <text:s text:c="2"/></text:span>rm new.txt</text:p>
      <text:p text:style-name="P1">4. <text:s text:c="2"/>-cvf abcd.tar net</text:p>
      <text:p text:style-name="P1"><text:s text:c="6"/>net/</text:p>
      <text:p text:style-name="P1"><text:s text:c="5"/>net/abcd.tar</text:p>
      <text:p text:style-name="P1"><text:s text:c="5"/>net/new2.txt</text:p>
      <text:p text:style-name="P1"><text:s text:c="5"/>net/network/</text:p>
      <text:p text:style-name="P1">5. <text:s/>tar -xvf abcd.tar</text:p>
      <text:p text:style-name="P1"><text:s text:c="5"/>net/</text:p>
      <text:p text:style-name="P1"><text:s text:c="5"/>net/abcd.tar</text:p>
      <text:p text:style-name="P1"><text:s text:c="5"/>net/new2.txt</text:p>
      <text:p text:style-name="P1"><text:s text:c="5"/>net/network/</text:p>
      <text:p text:style-name="P1">6. <text:s text:c="2"/>-l new2.txt</text:p>
      <text:p text:style-name="P1"><text:s text:c="6"/>0 new2.txt</text:p>
      <text:p text:style-name="P1">7. <text:s text:c="2"/>wc -w new2.txt</text:p>
      <text:p text:style-name="P1"><text:s text:c="5"/>1 new2.txt</text:p>
      <text:p text:style-name="P1">8. <text:s text:c="2"/>head -n new2.txt</text:p>
      <text:p text:style-name="P1"><text:s text:c="5"/>head: invalid number of lines: ‘new2.txt’</text:p>
      <text:p text:style-name="P1">9. <text:s text:c="2"/>-q new2.txt</text:p>
      <text:p text:style-name="P1"><text:s text:c="5"/>hellooomca</text:p>
      <text:p text:style-name="P1">10. <text:s/>head -v new2.txt</text:p>
      <text:p text:style-name="P1"><text:s text:c="6"/>==&gt; new2.txt &lt;==</text:p>
      <text:p text:style-name="P1"><text:s text:c="6"/>hellooomca</text:p>
      <text:p text:style-name="P2">11. <text:s text:c="2"/>tail -n new2.txt</text:p>
      <text:p text:style-name="P2"><text:s text:c="7"/>tail: invalid number of lines: ‘new2.txt’</text:p>
      <text:p text:style-name="P2">12. <text:s text:c="2"/>ail -f new2.txt</text:p>
      <text:p text:style-name="P2"><text:s text:c="7"/>hellooo^Z </text:p>
      <text:p text:style-name="P2">13. <text:s/>cut -c 1-5 new2.txt</text:p>
      <text:p text:style-name="P2"><text:s text:c="7"/>hello</text:p>
      <text:p text:style-name="P2">14. <text:s text:c="2"/>paste -d new2.txt new.txt</text:p>
      <text:p text:style-name="P2"><text:s text:c="7"/>hloo good morning</text:p>
      <text:p text:style-name="P2">15. <text:s text:c="2"/>grep -n "good" new.txt</text:p>
      <text:p text:style-name="P2"><text:s text:c="7"/>1:hloo good morning</text:p>
      <text:p text:style-name="P2">16. <text:s text:c="2"/>expr 10 + 5</text:p>
      <text:p text:style-name="P2"><text:s text:c="8"/>15</text:p>
      <text:p text:style-name="P2">17. <text:s text:c="2"/>expr 10 - 5</text:p>
      <text:p text:style-name="P2"><text:s text:c="9"/>5</text:p>
      <text:p text:style-name="P2">18. <text:s text:c="2"/>chmod o+r new.txt</text:p>
      <text:p text:style-name="P2">19. <text:s text:c="2"/>sudo chown mca new.txt</text:p>
      <text:p text:style-name="P2"><text:s text:c="8"/>[sudo] password for mca: </text:p>
      <text:p text:style-name="P2"/>
      <text:p text:style-name="P3">20. <text:s text:c="2"/>ls &gt; new.txt</text:p>
      <text:p text:style-name="P3"><text:s text:c="8"/>ls -n new.txt</text:p>
      <text:p text:style-name="P3"><text:s text:c="9"/>cat new.txt</text:p>
      <text:p text:style-name="P3"><text:s text:c="9"/>abcd.tar</text:p>
      <text:p text:style-name="P3"><text:s text:c="9"/>network</text:p>
      <text:p text:style-name="P3"><text:s text:c="9"/>new2.txt</text:p>
      <text:p text:style-name="P3"><text:s text:c="10"/>new.txt</text:p>
      <text:p text:style-name="P3">21. <text:s/>ls |wc -l</text:p>
      <text:p text:style-name="P3"><text:s text:c="7"/>4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2-27T14:28:16.668487896</meta:creation-date>
    <dc:date>2026-02-27T15:12:11.801341169</dc:date>
    <meta:editing-duration>PT3M17S</meta:editing-duration>
    <meta:editing-cycles>1</meta:editing-cycles>
    <meta:document-statistic meta:table-count="0" meta:image-count="0" meta:object-count="0" meta:page-count="1" meta:paragraph-count="50" meta:word-count="141" meta:character-count="1014" meta:non-whitespace-character-count="688"/>
    <meta:generator>LibreOffice/6.4.7.2$Linux_X86_64 LibreOffice_project/40$Build-2</meta:generator>
  </office:meta>
</office:document-meta>
</file>